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92f5d"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ab2b6" officeooo:paragraph-rsid="001ab2b6"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3cfb9" officeooo:paragraph-rsid="0023cfb9"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officeooo:paragraph-rsid="00223831"/>
    </style:style>
    <style:style style:name="P157" style:family="paragraph" style:parent-style-name="Text_20_body">
      <style:paragraph-properties fo:margin-left="0in" fo:margin-right="0in" fo:text-align="justify" style:justify-single-word="false" fo:text-indent="0.1965in" style:auto-text-indent="false"/>
      <style:text-properties officeooo:paragraph-rsid="0023cfb9"/>
    </style:style>
    <style:style style:name="P158" style:family="paragraph" style:parent-style-name="Text_20_body">
      <style:paragraph-properties fo:margin-left="0in" fo:margin-right="0in" fo:text-align="justify" style:justify-single-word="false" fo:text-indent="0.1965in" style:auto-text-indent="false"/>
      <style:text-properties officeooo:rsid="002740f3" officeooo:paragraph-rsid="002740f3"/>
    </style:style>
    <style:style style:name="P159" style:family="paragraph" style:parent-style-name="Text_20_body">
      <style:paragraph-properties fo:margin-left="0in" fo:margin-right="0in" fo:text-align="justify" style:justify-single-word="false" fo:text-indent="0.1965in" style:auto-text-indent="false"/>
      <style:text-properties officeooo:rsid="0028de6c" officeooo:paragraph-rsid="0028de6c"/>
    </style:style>
    <style:style style:name="P160" style:family="paragraph" style:parent-style-name="Text_20_body">
      <style:paragraph-properties fo:margin-left="0in" fo:margin-right="0in" fo:text-align="justify" style:justify-single-word="false" fo:text-indent="0.1965in" style:auto-text-indent="false"/>
      <style:text-properties officeooo:rsid="0031f525" officeooo:paragraph-rsid="0033a3ab"/>
    </style:style>
    <style:style style:name="P161" style:family="paragraph" style:parent-style-name="Text_20_body">
      <style:paragraph-properties fo:margin-left="0in" fo:margin-right="0in" fo:text-align="justify" style:justify-single-word="false" fo:text-indent="0.1965in" style:auto-text-indent="false"/>
      <style:text-properties officeooo:rsid="0033a3ab" officeooo:paragraph-rsid="0033a3ab"/>
    </style:style>
    <style:style style:name="P162" style:family="paragraph" style:parent-style-name="Heading_20_1">
      <style:paragraph-properties fo:margin-left="0in" fo:margin-right="0in" fo:text-align="center" style:justify-single-word="false" fo:text-indent="0.1965in" style:auto-text-indent="false"/>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officeooo:rsid="00223831" style:font-style-asian="normal" style:font-style-complex="normal"/>
    </style:style>
    <style:style style:name="T39" style:family="text">
      <style:text-properties style:use-window-font-color="true" fo:language="en" fo:country="US" fo:font-style="normal" officeooo:rsid="0023cfb9" style:font-style-asian="normal" style:font-style-complex="normal"/>
    </style:style>
    <style:style style:name="T40" style:family="text">
      <style:text-properties style:use-window-font-color="true" fo:language="en" fo:country="US" fo:font-style="normal" officeooo:rsid="0024ef2e" style:font-style-asian="normal" style:font-style-complex="normal"/>
    </style:style>
    <style:style style:name="T41" style:family="text">
      <style:text-properties style:use-window-font-color="true" fo:language="en" fo:country="US" fo:font-style="normal" officeooo:rsid="002636db" style:font-style-asian="normal" style:font-style-complex="normal"/>
    </style:style>
    <style:style style:name="T42" style:family="text">
      <style:text-properties style:use-window-font-color="true" fo:language="en" fo:country="US" fo:font-style="normal" officeooo:rsid="002ab44f" style:font-style-asian="normal" style:font-style-complex="normal"/>
    </style:style>
    <style:style style:name="T43" style:family="text">
      <style:text-properties style:use-window-font-color="true" fo:language="en" fo:country="US" fo:font-style="normal" officeooo:rsid="002fd6b8" style:font-style-asian="normal" style:font-style-complex="normal"/>
    </style:style>
    <style:style style:name="T44" style:family="text">
      <style:text-properties style:use-window-font-color="true" fo:language="en" fo:country="US" fo:font-style="normal" officeooo:rsid="0030dcc8" style:font-style-asian="normal" style:font-style-complex="normal"/>
    </style:style>
    <style:style style:name="T45" style:family="text">
      <style:text-properties style:use-window-font-color="true" fo:language="en" fo:country="US" fo:font-style="normal" officeooo:rsid="0033a3ab" style:font-style-asian="normal" style:font-style-complex="normal"/>
    </style:style>
    <style:style style:name="T46" style:family="text">
      <style:text-properties style:use-window-font-color="true" fo:language="en" fo:country="US" fo:font-style="normal" officeooo:rsid="0034364d"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style:text-underline-style="none" style:font-style-asian="normal" style:font-style-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font-style="italic" style:font-style-asian="italic" style:font-style-complex="italic"/>
    </style:style>
    <style:style style:name="T55" style:family="text">
      <style:text-properties style:use-window-font-color="true" fo:background-color="transparent" loext:char-shading-value="0"/>
    </style:style>
    <style:style style:name="T56" style:family="text">
      <style:text-properties style:use-window-font-color="true" fo:language="uk" fo:country="UA" fo:font-style="normal" fo:font-weight="normal" style:font-style-asian="normal" style:font-weight-asian="normal" style:font-style-complex="normal" style:font-weight-complex="normal"/>
    </style:style>
    <style:style style:name="T57" style:family="text">
      <style:text-properties style:use-window-font-color="true" fo:font-weight="normal" style:font-weight-asian="normal" style:font-weight-complex="normal"/>
    </style:style>
    <style:style style:name="T58" style:family="text">
      <style:text-properties style:use-window-font-color="true" fo:font-size="12pt" fo:language="en" fo:country="US" fo:font-style="normal" style:font-size-asian="12pt" style:font-style-asian="normal" style:font-size-complex="12pt" style:font-style-complex="normal"/>
    </style:style>
    <style:style style:name="T59" style:family="text">
      <style:text-properties style:use-window-font-color="true" fo:font-size="12pt" fo:language="en" fo:country="US" style:font-size-asian="12pt" style:font-size-complex="12pt"/>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language="fr" fo:country="FR"/>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fo:background-color="transparent" loext:char-shading-value="0"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style:style style:name="T85" style:family="text">
      <style:text-properties fo:font-size="10pt" style:font-size-asian="10pt" style:font-size-complex="10pt"/>
    </style:style>
    <style:style style:name="T86" style:family="text">
      <style:text-properties fo:font-size="8pt" style:font-size-asian="8pt" style:font-size-complex="8pt"/>
    </style:style>
    <style:style style:name="T87" style:family="text">
      <style:text-properties officeooo:rsid="00192f5d"/>
    </style:style>
    <style:style style:name="T88" style:family="text">
      <style:text-properties officeooo:rsid="001d66f6"/>
    </style:style>
    <style:style style:name="T89" style:family="text">
      <style:text-properties officeooo:rsid="001e548d"/>
    </style:style>
    <style:style style:name="T90" style:family="text">
      <style:text-properties officeooo:rsid="002115f3"/>
    </style:style>
    <style:style style:name="T91" style:family="text">
      <style:text-properties officeooo:rsid="00218d7f"/>
    </style:style>
    <style:style style:name="T92" style:family="text">
      <style:text-properties officeooo:rsid="002c7ef8"/>
    </style:style>
    <style:style style:name="T93" style:family="text">
      <style:text-properties officeooo:rsid="002f8f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54"/>
      <text:h text:style-name="P16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67">Дайсон.</text:span></text:p>
      <text:p text:style-name="P79"><text:span text:style-name="T8">– </text:span><text:span text:style-name="T67">Сколько тебе лет?</text:span></text:p>
      <text:p text:style-name="P79"><text:span text:style-name="T8">– </text:span><text:span text:style-name="T67">Два года с начала запуска кластера.</text:span></text:p>
      <text:p text:style-name="P79"><text:span text:style-name="T8">– </text:span><text:span text:style-name="T67">Какой сейчас год?</text:span></text:p>
      <text:p text:style-name="P79"><text:span text:style-name="T8">– </text:span><text:span text:style-name="T57">20</text:span><text:span text:style-name="T34">19</text:span><text:span text:style-name="T67">-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67">,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60">–</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0">А у нас получается… </text:span><text:span text:style-name="T2">–</text:span><text:span text:style-name="T6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29"/>
      <text:p text:style-name="P1"><text:span text:style-name="T31">Сознание рестартовало после того, как я гребанулся </text:span><text:span text:style-name="T6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0">ткрыл глаза, тщётно пытаясь вдохнуть. Образ, </text:span><text:span text:style-name="T2">который я </text:span><text:span text:style-name="T60">пару мгновений назад </text:span><text:span text:style-name="T2">видел на фоне </text:span><text:span text:style-name="T60">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0"> настороженные уши, нежный розов</text:span><text:span text:style-name="T2">атый</text:span><text:span text:style-name="T60"> нос, венчающая голову </text:span><text:span text:style-name="T2">высокая тиара</text:span><text:span text:style-name="T60">. И приковывающая к себе внимание звёздочка, та самая магическая искорка </text:span><text:span text:style-name="T18">—</text:span><text:span text:style-name="T60">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 <text:s/>Да и не должно быть — это же не ЛСД какой-нибудь</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3"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2021032158629958315"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54"> – </text:span><text:span text:style-name="T32">2135</text:span><text:span text:style-name="T54">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9"><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text:soft-page-break/></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9"/>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70">Прижав </text:span>уши к голове, <text:span text:style-name="T70">она дала</text:span> задний ход <text:span text:style-name="T70">и </text:span>выкарабкалась обратно. Окинув библиотеку отчаянным взглядом, <text:span text:style-name="T7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5">–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text:soft-page-break/>–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5">и-и-и</text:span>-<text:span text:style-name="T8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8">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text:soft-page-break/></text:p>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text:soft-page-break/></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text:soft-page-break/></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text:soft-page-break/>–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text:soft-page-break/>–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text:soft-page-break/>–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text:soft-page-break/>–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text:soft-page-break/>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70">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text:soft-page-break/></text:p>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6"/>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0">любви</text:span> начинаешь понимать только тогда, когда <text:span text:style-name="T70">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text:soft-page-break/>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3" text:outline-level="2"><text:soft-page-break/>8. Стыд</text:h>
      <text:p text:style-name="P141"/>
      <text:p text:style-name="P60">~~~ Завтра на семь в библиотеке. Селестия ~~~</text:p>
      <text:p text:style-name="P60"/>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text:soft-page-break/>–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text:soft-page-break/>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0">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text:soft-page-break/></text:p>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5">…</text:p>
      <text:p text:style-name="P35"/>
      <text:p text:style-name="P35">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58">“</text:span><text:span text:style-name="T59">Поле Кровожадной Брани</text:span><text:span text:style-name="T58">”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63">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0">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9"/>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5">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9">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9"/>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9">Анон, тебе нужно напихать булыжников в карманы, чтобы не улететь под потолок от счастья!</text:p>
      <text:p text:style-name="P49"/>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9"><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9"><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5">– <text:span text:style-name="T1">Норф!.. Эй, Норф! Ты где?..</text:span></text:p>
      <text:p text:style-name="P49"/>
      <text:p text:style-name="P49"><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0">***</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50">А из Пинто Крик уже месяц нет новостей…</text:span></text:p>
      <text:p text:style-name="P3"><text:span text:style-name="T37">– </text:span><text:span text:style-name="T5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5"><text:span text:style-name="T50">– </text:span>“<text:span text:style-name="T1">Что я могу сделать, чтобы вернуть всё назад?</text:span>”</text:p>
      <text:p text:style-name="P15"><text:span text:style-name="T50">–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28">Что бы это значило, Флёр?</text:span></text:p>
      <text:p text:style-name="P15"><text:span text:style-name="T50">–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soft-page-break/>…</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7">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70">Аликорница</text:span> и так выглядела неважно.</text:p>
      <text:p text:style-name="P35"/>
      <text:p text:style-name="P35">Поза <text:span text:style-name="T70">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70">и </text:span>у грифонов, <text:span text:style-name="T70">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9"/>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5">–<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5"/>
      <text:p text:style-name="P37">***</text:p>
      <text:p text:style-name="P35"/>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1">***</text:p>
      <text:p text:style-name="P35"/>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0">М</text:span>еняет <text:span text:style-name="T70">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0">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8">***</text:p>
      <text:p text:style-name="P34"/>
      <text:p text:style-name="P34"><text:span text:style-name="T63">– </text:span><text:span text:style-name="T4">История Понивилля начинается с того благословенного дня, когда принцесса Селестия подарила семейству Эппл </text:span><text:span text:style-name="T63">— </text:span><text:span text:style-name="T4">тогда, правда, это ещё были Смиты </text:span><text:span text:style-name="T63">—</text:span><text:span text:style-name="T4"> землю у Вечнодикого леса под ферму…</text:span></text:p>
      <text:p text:style-name="P49"><text:soft-page-break/>…</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63">—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9">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text:span text:style-name="T92">день</text:span>?</text:p>
      <text:p text:style-name="P35"/>
      <text:p text:style-name="P36"><text:span text:style-name="T90">Сиреневый</text:span> круп застыл на месте. <text:span text:style-name="T91">П</text:span>ослышалась возня и чихание. <text:span text:style-name="T87">К</text:span>руп попятился и из глубины книжной полки показалась лавандовая единорожка. Вслед за ней в облаке <text:span text:style-name="T91">пыли</text:span> вылетел здоровенный фолиант. <text:span text:style-name="T1">«Тайны Тайных Наук»</text:span> — прочитал я на корешке.</text:p>
      <text:p text:style-name="P36"/>
      <text:p text:style-name="P49"><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5">– Эмм… Добрый <text:span text:style-name="T92">день</text:span>,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text:span text:style-name="T93">Ё</text:span>пт! Ещё один Шерлок Холмс на мою голову!</text:p>
      <text:p text:style-name="P35">– Извиняюсь за нескромность, а откуда тебе про меня известно?</text:p>
      <text:p text:style-name="P35"/>
      <text:p text:style-name="P154">Глаза книгоежки сузились, уши прижались к голове.</text:p>
      <text:p text:style-name="P157"><text:span text:style-name="T37">– </text:span><text:span text:style-name="T38">Я… </text:span><text:span text:style-name="T39">э-э-э… м-м-м… П</text:span><text:span text:style-name="T37">ринцесс</text:span><text:span text:style-name="T39">а-</text:span><text:span text:style-name="T37">Селести</text:span><text:span text:style-name="T39">я-назначила-тебя-моим-помощником-утренним-письмом.</text:span><text:span text:style-name="T37"> – </text:span><text:span text:style-name="T39">я едва разбирал скороговорку Твайлайт. – Буду-рада-принять-от-тебя-посильную-помощь-в-исследованиях.-Сначала-мы-будем…</text:span></text:p>
      <text:p text:style-name="P157"><text:span text:style-name="T39">Единорожку прервал </text:span><text:span text:style-name="T42">нарастающий </text:span><text:span text:style-name="T39">свист </text:span><text:span text:style-name="T40">откуда-то снизу</text:span><text:span text:style-name="T39">.</text:span></text:p>
      <text:p text:style-name="P157"><text:span text:style-name="T37">– </text:span><text:span text:style-name="T39">О</text:span><text:span text:style-name="T42">й</text:span><text:span text:style-name="T39">-ёй! </text:span><text:span text:style-name="T41">Совсем забыла про ускоритель! </text:span><text:span text:style-name="T39">Я </text:span><text:span text:style-name="T41">сейчас!</text:span></text:p>
      <text:p text:style-name="P158"><text:span text:style-name="T43">Твайлайт </text:span><text:span text:style-name="T37">метнулась к лестнице в подвал.</text:span></text:p>
      <text:p text:style-name="P158"><text:span text:style-name="T37"/></text:p>
      <text:p text:style-name="P159"><text:span text:style-name="T37">Я устроился в кресле. </text:span><text:span text:style-name="T43">Опять солнцезадая думает за </text:span><text:span text:style-name="T44">тебя, Анон</text:span><text:span text:style-name="T43">! Ну вот кто её просит? </text:span><text:span text:style-name="T44">Ты не ребёнок! </text:span></text:p>
      <text:p text:style-name="P158"><text:span text:style-name="T37"/></text:p>
      <text:p text:style-name="P160"><text:span text:style-name="T37">Лёгкий шорох привлёк моё внимание. С площадки верхнего яруса библиотеки на меня смотрел </text:span><text:span text:style-name="T45">дракончик. Тот самый, что уже встречался мне на базаре.</text:span></text:p>
      <text:p text:style-name="P161"><text:span text:style-name="T37"/></text:p>
      <text:p text:style-name="P156"><text:span text:style-name="T37"/></text:p>
      <text:p text:style-name="P156"><text:span text:style-name="T37">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5"/>
      <text:p text:style-name="P35"/>
      <text:p text:style-name="P153">&lt;Твайлайт врёт о том, что Анон назначен руководителем. Спайк незаметно вручает Анону письмо, где Селестия таки назначает его руководителем&gt;</text:p>
      <text:p text:style-name="P35"/>
      <text:p text:style-name="P35"/>
      <text:p text:style-name="P35"/>
      <text:p text:style-name="P35"/>
      <text:p text:style-name="P35"/>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text:soft-page-break/>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text:soft-page-break/>гостеприимства вылетели! Поужинаем, а потом обсудим, какие приборы нужны для завершения исследований.</text:p>
      <text:p text:style-name="P49"/>
      <text:p text:style-name="P37">***</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5"><text:soft-page-break/></text:p>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что за припадок безумия был у Стар Свирла?</text:p>
      <text:p text:style-name="P60">–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7">Надо же! Ты вторая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text:soft-page-break/>–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text:soft-page-break/></text:p>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2"/>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9">я — одна из немногих, кто ещё видел тебя вживую. Пусть светит солнце, а уж найти Эпплснэка я смогу. Мне больше ничего не надо.”</text:span></text:p>
      <text:p text:style-name="P45"/>
      <text:p text:style-name="P3"><text:soft-page-break/>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5"> </text:span><text:span text:style-name="T35">Видения этих городов</text:span><text:span text:style-name="T55"> дрожали, <text:s/>пересекались </text:span><text:span text:style-name="T35">и постоянно множились</text:span><text:span text:style-name="T55">.</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67">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soft-page-break/>***</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9">чёрный экран?</text:span></text:p>
      <text:p text:style-name="P45"/>
      <text:p text:style-name="P50">***</text:p>
      <text:p text:style-name="P49"/>
      <text:p text:style-name="P60">Дата: 12.04.<text:span text:style-name="T11">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text:soft-page-break/></text:p>
      <text:p text:style-name="P60">Примечание: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60">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при виде кексиков истерика случилась с Пинки Пай.</text:p>
      <text:p text:style-name="P60"/>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0">К сожалению, Луна запретила Твайлайт дальнейшие изыскания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сожгла кучу оборудования, что обусловило невозможность дальнейших исследований физически.</text:p>
      <text:p text:style-name="P60"/>
      <text:p text:style-name="P49">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text:soft-page-break/></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5"/>
      <text:p text:style-name="P37">***</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text:soft-page-break/>–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6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text:soft-page-break/>– Мне трудно удерживать <text:span text:style-name="T89">тебя</text:span> с <text:span text:style-name="T89">с</text:span>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text:soft-page-break/>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50">всегда буду оставаться в тени. </text:span><text:span text:style-name="T37">– </text:span><text:span text:style-name="T50">хлюпала единорожка. </text:span><text:span text:style-name="T37">–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text:span><text:soft-page-break/><text:span text:style-name="T1">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text:soft-page-break/>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7">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7">объявляла вывеска.</text:span></text:p>
      <text:p text:style-name="P52">Ну что же, Анон, если тебе повезёт, ты найдёшь тут пару блюд без травы!</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oft-page-break/><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 Ну ладно.</text:p>
      <text:p text:style-name="P42"/>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text:soft-page-break/>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67">эт правда?</text:span></text:p>
      <text:p text:style-name="P49"><text:span text:style-name="T16">– </text:span><text:span text:style-name="T67">Какая из? Их много, вообще-то. Ик!</text:span></text:p>
      <text:p text:style-name="P49"><text:span text:style-name="T16">– </text:span><text:span text:style-name="T67">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67">он-нон, </text:span><text:span text:style-name="T16">– </text:span><text:span text:style-name="T67">захихикала Пинки, взъерошив копытами розовые кудряшки и попытавшись соорудить из них бороду, </text:span><text:span text:style-name="T16">–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6">–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67">Ты что-о-о! Нельзя любить фаэри! Она похитит твоё сердце, и ты будешь искать её, пока не… </text:span><text:span text:style-name="T16">– </text:span><text:span text:style-name="T67">Пинки погрузилась мордочкой в так и не съеденный салат «по-кантерлотски» и захрапела.</text:span></text:p>
      <text:p text:style-name="P49"><text:span text:style-name="T16">– </text:span><text:span text:style-name="T67">Пока не умру?</text:span></text:p>
      <text:p text:style-name="P49"><text:span text:style-name="T16">– </text:span><text:span text:style-name="T67">Нет, глупенький. </text:span><text:span text:style-name="T16">– </text:span><text:span text:style-name="T67">пробулькала Пинки из миски. </text:span><text:span text:style-name="T16">– </text:span><text:span text:style-name="T6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text:soft-page-break/>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text:soft-page-break/>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Мэйнхэттен</text:h>
      <text:p text:style-name="P86"/>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text:soft-page-break/></text:p>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инкиных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2"><text:soft-page-break/><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2"/>
      <text:p text:style-name="P52">…</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2"><text:soft-page-break/>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text:soft-page-break/>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Анон</text:span>,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1">– </text:span>ОГО!</text:p>
      <text:p text:style-name="P52">Единорожка аж села на крыльцо от удивления.</text:p>
      <text:p text:style-name="P52"><text:span text:style-name="T11">–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8"/>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text:soft-page-break/></text:p>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text:soft-page-break/>–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2">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3"/>
      <text:p text:style-name="P52">– Ы! Ы! Ы! Ы! Ы!</text:p>
      <text:p text:style-name="P52">Дэш стучала лбом о сосну с такой силой, что на неё сверху падали иголки и шишки.</text:p>
      <text:p text:style-name="P52"><text:soft-page-break/>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text:soft-page-break/>–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9">302 пони</text:span><text:span text:style-name="T24">.</text:span></text:p>
      <text:p text:style-name="P52"><text:span text:style-name="T69">250 пони</text:span><text:span text:style-name="T24">.</text:span></text:p>
      <text:p text:style-name="P52"><text:span text:style-name="T69">125 поней</text:span><text:span text:style-name="T24">.</text:span></text:p>
      <text:p text:style-name="P52"><text:span text:style-name="T24">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3">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Не знаю, зачем я перед тобой оправдываюсь? Ладно.</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71">так её </text:span><text:span text:style-name="T3">разэтак</text:span><text:span text:style-name="T71">,</text:span><text:span text:style-name="T20"> магия!</text:span></text:p>
      <text:p text:style-name="P150"/>
      <text:p text:style-name="Standard"><text:span text:style-name="T20">P.S. Мне тебя не хватает. Сильно.</text:span><text:span text:style-name="T63">»</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text:soft-page-break/>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text:soft-page-break/>–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text:soft-page-break/>–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размеренный 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2"><text:soft-page-break/>–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9">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9">302 пони</text:span><text:span text:style-name="T24">.</text:span></text:p>
      <text:p text:style-name="P52"><text:span text:style-name="T69">250 пони</text:span><text:span text:style-name="T24">.</text:span></text:p>
      <text:p text:style-name="P52"><text:span text:style-name="T69">125 поней</text:span><text:span text:style-name="T24">.</text:span></text:p>
      <text:p text:style-name="P52"><text:span text:style-name="T24">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8"/>
      <text:p text:style-name="P52">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text:soft-page-break/>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text:soft-page-break/>– Ты имеешь ввиду, что тебе утром некому сказать: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70">И товары</text:span> вовсе<text:span text:style-name="T70"> не </text:span>бесплатные<text:span text:style-name="T70">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и почесала в затыл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у-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Ано-о-он! Ано-о-он! Ано-о-он!</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2">…</text:p>
      <text:p text:style-name="P52"><text:soft-page-break/></text:p>
      <text:p text:style-name="P52">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Лягать-колотить! Ты сидел в тюрьме? За что тебя посадили?</text:p>
      <text:p text:style-name="P52"><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35">пишешь</text:span><text:span text:style-name="T55">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2"><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9"><text:soft-page-break/></text:p>
      <text:p text:style-name="P39">…</text:p>
      <text:p text:style-name="P39"/>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0">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но <text:span text:style-name="T70">любили друг </text:span><text:soft-page-break/><text:span text:style-name="T70">друга! И у них </text:span>был<text:span text:style-name="T70"> </text:span>офигенный <text:span text:style-name="T70">секс! </text:span>И это было офигенно круто!<text:span text:style-name="T70">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9"/>
      <text:p text:style-name="P54">«<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text:soft-page-break/>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text:soft-page-break/>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70">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70">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text:span text:style-name="T88">и</text:span>,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text:soft-page-break/>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60">–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Я киваю ей в ответ. Мне понятно, почему.</text:p>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48">–</text:span><text:span text:style-name="T30"> …чувствуешь, дорогая Рэрити?! Я могу чем-нибудь помочь? Вот, выпей воды! </text:span><text:span text:style-name="T48">–</text:span><text:span text:style-name="T30">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што? Увидел што-нибудь, сахарок?</text:p>
      <text:p text:style-name="P54"><text:soft-page-break/>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т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oft-page-break/><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Абсолютного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text:soft-page-break/>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text:soft-page-break/>Нас опять потащило к Луне. Дэш подпёрла голову копытом, закатила глаза и скорчила скучающую мину.</text:p>
      <text:p text:style-name="P54"><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6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oft-page-break/><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7">–</text:span> Тогда зачем она..?</text:p>
      <text:p text:style-name="P49"><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text:soft-page-break/>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8">—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9"><text:span text:style-name="T17">– О небо! Теперь Мы понимаем, почему она так ослабела! Как это в стиле Сестры </text:span><text:span text:style-name="T68">—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9"><text:span text:style-name="T17">– Заместительная терапия </text:span><text:span text:style-name="T68">—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7">–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64"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60">–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text:soft-page-break/>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text:soft-page-break/>–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text:soft-page-break/>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3"/>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text:soft-page-break/>–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text:soft-page-break/>–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супервизору </text:span><text:span text:style-name="T80">&lt;</text:span><text:span text:style-name="T79">Луна</text:span><text:span text:style-name="T80">&gt;</text:span><text:span text:style-name="T79">.</text:span></text:p>
      <text:p text:style-name="P78"/>
      <text:p text:style-name="P54">Я обернулся.</text:p>
      <text:p text:style-name="P54"><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4"><text:soft-page-break/></text:p>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5"/>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text:soft-page-break/></text:p>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text:soft-page-break/>–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9"><text:span text:style-name="T6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8">—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9"><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0">трид</text:span><text:span text:style-name="T1">цать лет, если его сменят через </text:span><text:span text:style-name="T70">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1"/>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60">–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6"/>
      <text:p text:style-name="P50">***</text:p>
      <text:p text:style-name="P26"/>
      <text:p text:style-name="P35"><text:span text:style-name="T1">«Королева Лорен» жалобно потрескивала, опираясь </text:span><text:span text:style-name="T70">задней осью </text:span><text:span text:style-name="T1">на табуретку. Я прилаживал ей новое колесо взамен <text:s/>утраченного. </text:span><text:span text:style-name="T70">Ещ</text:span><text:span text:style-name="T1">ё</text:span><text:span text:style-name="T70"> </text:span><text:span text:style-name="T1">немного, и будет как новенькая! В дворцовом гараже среди кучи хлама таки нашлось лопнувшее колесо, которое </text:span><text:span text:style-name="T70">мне удалось</text:span><text:span text:style-name="T1"> отремонтировать — о</text:span><text:span text:style-name="T70">бучение у</text:span><text:span text:style-name="T1"> Норфа не </text:span><text:span text:style-name="T7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0">на </text:span><text:span text:style-name="T1">корпус</text:span><text:span text:style-name="T7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7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text:soft-page-break/>–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70">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70">о всём мире остались только м</text:span>ы<text:span text:style-name="T7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4"/>
      <text:p text:style-name="P49">И прежде чем я успел что-либо осмыслить, из дальнего закутка моей души вырвался ответ.</text:p>
      <text:p text:style-name="P94"/>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4"/>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text:soft-page-break/>–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5">Манипула <text:span text:style-name="T60">–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70">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text:soft-page-break/>Мы с Элементами <text:span text:style-name="T7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40"/>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0">~~~~~</text:p>
      <text:p text:style-name="P40"/>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0">конвульсивно</text:span> сокращаясь.</text:p>
      <text:p text:style-name="P54">Я принимаю вертикальное положение. Вокруг меня осыпавшиеся замшелые стены без крыши и… Дэш.</text:p>
      <text:p text:style-name="P54"><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70">А ч</text:span>то случилось с кракеном?</text:p>
      <text:p text:style-name="P54">– Он провалился в <text:span text:style-name="T70">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9"/>
      <text:h text:style-name="Heading_20_2" text:outline-level="2">2<text:span text:style-name="T1">6</text:span>. <text:span text:style-name="T1">Терра</text:span></text:h>
      <text:h text:style-name="P165" text:outline-level="3">Воскресенье</text:h>
      <text:p text:style-name="P49"/>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60">Невозможно поверить, но два месяца</text:span><text:span text:style-name="T19"> </text:span><text:span text:style-name="T6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9">***</text:p>
      <text:p text:style-name="P58"/>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9">Бип-бип-бип!</text:p>
      <text:p text:style-name="P54"><text:soft-page-break/>–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soft-page-break/>…</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text:soft-page-break/>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6">—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text:soft-page-break/>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text:soft-page-break/></text:p>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9"/>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2">—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63" text:outline-level="2">2<text:span text:style-name="T1">9</text:span>. Отбытие</text:h>
      <text:p text:style-name="P116"/>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text:soft-page-break/>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0">А если не </text:span>выдержит<text:span text:style-name="T70">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5">–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5"/>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2"><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text:soft-page-break/>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5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7">–</text:span><text:span text:style-name="T51"> Анакорн подавил короткий смешок. </text:span><text:span text:style-name="T4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51">–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51"> планеты дрожала и покрывалась рябью, как некачественная картинка в аналоговом телевизоре.</text:span></text:p>
      <text:p text:style-name="P105"/>
      <text:p text:style-name="P103"><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51">– К сожалению, не </text:span><text:span text:style-name="T56">получится</text:span><text:span text:style-name="T5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1"><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51">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5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5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51">–</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51">—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51">—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1">—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51">–</text:span><text:span text:style-name="T26"> А кьютимарки? Как, разрази меня квазар, объяснить кьютимарки? </text:span><text:span text:style-name="T51">–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6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5">—</text:span><text:span text:style-name="T60"> точнее, дерево схожих миров Эквуса </text:span><text:span text:style-name="T65">—</text:span><text:span text:style-name="T60"> создали брони. Разумеется, стержнем им послужил именно сериал, но каждый фанфик </text:span><text:span text:style-name="T65">—</text:span><text:span text:style-name="T6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60">– Наконец-то я вижу свет в конце тоннеля! Как это не пришло мне в голову! Ты всё отлично увязал! Всё сходится! Более того </text:span><text:span text:style-name="T65">—</text:span><text:span text:style-name="T60"> Анакорн заговорщически подмигнул мне </text:span><text:span text:style-name="T65">—</text:span><text:span text:style-name="T60">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60">Объединённом Континууме Эквуса! Твой фанфик будет последним настоящим фанфиком в этом смысле </text:span><text:span text:style-name="T65">— и первой реальной историей в Объединённом Континууме Эквуса</text:span><text:span text:style-name="T60">!</text:span></text:p>
      <text:p text:style-name="P109"/>
      <text:p text:style-name="P109">Я подозрительно посмотрел на Анакорна.</text:p>
      <text:p text:style-name="P109"/>
      <text:p text:style-name="P108"><text:span text:style-name="T18">– </text:span><text:span text:style-name="T60">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60">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65">—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text:soft-page-break/></text:p>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7">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soft-page-break/>~~~</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text:soft-page-break/>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4"/>
      <text:h text:style-name="Heading_20_2" text:outline-level="2">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2T19:08:33.226441828</dc:date>
    <meta:editing-duration>P153DT9H24M5S</meta:editing-duration>
    <meta:editing-cycles>9745</meta:editing-cycles>
    <meta:generator>LibreOffice/5.1.6.2$Linux_X86_64 LibreOffice_project/10m0$Build-2</meta:generator>
    <meta:printed-by>макс </meta:printed-by>
    <meta:print-date>2017-08-23T21:51:29.95</meta:print-date>
    <meta:document-statistic meta:table-count="0" meta:image-count="0" meta:object-count="0" meta:page-count="250" meta:paragraph-count="4868" meta:word-count="102980" meta:character-count="682457" meta:non-whitespace-character-count="579784"/>
  </office:meta>
</office:document-meta>
</file>